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C9C033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1" text:anchor-type="paragraph" svg:width="16.999cm" svg:height="9.56cm" draw:z-index="0"><draw:image xlink:href="Pictures/100000000000078000000438C9C033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1$Win32 OpenOffice.org_project/411m6$Build-9775</meta:generator>
    <dc:date>2018-01-27T18:04:19.32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